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fa8" officeooo:paragraph-rsid="000e3fa8"/>
    </style:style>
    <style:style style:name="P2" style:family="paragraph" style:parent-style-name="Standard">
      <style:text-properties officeooo:rsid="000e3fa8" officeooo:paragraph-rsid="0012c2e4"/>
    </style:style>
    <style:style style:name="P3" style:family="paragraph" style:parent-style-name="Standard">
      <style:text-properties fo:font-weight="bold" officeooo:rsid="000e3fa8" officeooo:paragraph-rsid="000e3fa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3fa8" officeooo:paragraph-rsid="000e3fa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0e3fa8" officeooo:paragraph-rsid="000e3fa8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2b864" officeooo:paragraph-rsid="0012b864"/>
    </style:style>
    <style:style style:name="P7" style:family="paragraph" style:parent-style-name="Standard">
      <style:text-properties fo:font-size="14pt" fo:font-weight="bold" officeooo:rsid="000e3fa8" officeooo:paragraph-rsid="001620b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2e4" style:font-weight-asian="bold" style:font-weight-complex="bold"/>
    </style:style>
    <style:style style:name="T3" style:family="text">
      <style:text-properties officeooo:rsid="0011ec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c2e4"/>
    </style:style>
    <style:style style:name="T6" style:family="text">
      <style:text-properties officeooo:rsid="001620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OpenPose Library - </text:span>GUI <text:span text:style-name="T3">S</text:span>hortcuts</text:p>
      <text:p text:style-name="P5">General Commands</text:p>
      <text:p text:style-name="P1"><text:span text:style-name="T1">Esc</text:span> : Exit program</text:p>
      <text:p text:style-name="P1"><text:span text:style-name="T1">h</text:span> : Help</text:p>
      <text:p text:style-name="P1"><text:span text:style-name="T1">f</text:span> : Toggle full screen</text:p>
      <text:p text:style-name="P1"/>
      <text:p text:style-name="P5">Producer-Related</text:p>
      <text:p text:style-name="P1"><text:span text:style-name="T1">Space</text:span> : Pause</text:p>
      <text:p text:style-name="P1"><text:span text:style-name="T1">m</text:span> : Fake pause, same frame continuously re-processed, e.g. to try different heatmaps or CPM configurations</text:p>
      <text:p text:style-name="P1"><text:span text:style-name="T1">l</text:span> : Frame backward</text:p>
      <text:p text:style-name="P1"><text:span text:style-name="T1">k</text:span> : Frame forward</text:p>
      <text:p text:style-name="P1"/>
      <text:p text:style-name="P7"><text:span text:style-name="T6">OpenPose</text:span>-Related</text:p>
      <text:p text:style-name="P3">Change Part To Show: Pose, Heatmaps, PAFs</text:p>
      <text:p text:style-name="P6"><text:span text:style-name="T1">b</text:span><text:span text:style-name="T4"> : Whether blend results with frame</text:span></text:p>
      <text:p text:style-name="P2"><text:span text:style-name="T1">0</text:span> : Show pose</text:p>
      <text:p text:style-name="P2"><text:span text:style-name="T1">p</text:span> : Show background heatmap</text:p>
      <text:p text:style-name="P2"><text:span text:style-name="T2">a</text:span> : Show <text:span text:style-name="T5">all</text:span> heatmap<text:span text:style-name="T5">s</text:span></text:p>
      <text:p text:style-name="P1"><text:span text:style-name="T2">s</text:span> : Show all PAFs</text:p>
      <text:p text:style-name="P1"><text:span text:style-name="T1">.</text:span> : Show next element</text:p>
      <text:p text:style-name="P1"><text:span text:style-name="T1">,</text:span> : Show previous element</text:p>
      <text:p text:style-name="P1"><text:span text:style-name="T1">0123456789qwertyuiopasd</text:span> : Show specific element</text:p>
      <text:p text:style-name="P1"/>
      <text:p text:style-name="P3">Change Default CPM Parameters</text:p>
      <text:p text:style-name="P1"><text:span text:style-name="T1">- =</text:span> : Decrease/increase NMSThreshold</text:p>
      <text:p text:style-name="P1"><text:span text:style-name="T1">_ +</text:span> : Decrease/increase ConnectMinSubsetScore</text:p>
      <text:p text:style-name="P1"><text:span text:style-name="T1">[ ] </text:span>: Decrease/increase ConnectInterThreshold</text:p>
      <text:p text:style-name="P1"><text:span text:style-name="T1">{ } </text:span>: Decrease/increase ConnectInterMinAboveThreshold</text:p>
      <text:p text:style-name="P1"><text:span text:style-name="T1">; \ </text:span>: Decrease/increase ConnectMinSubsetCnt</text:p>
      <text:p text:style-name="P1"/>
      <text:p text:style-name="P5">Miscellaneous</text:p>
      <text:p text:style-name="P1"><text:span text:style-name="T1">g</text:span> : Googly e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36:38.942688379</meta:creation-date>
    <dc:date>2017-04-17T16:40:17.301916427</dc:date>
    <meta:editing-duration>PT9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30" meta:character-count="809" meta:non-whitespace-character-count="707"/>
  </office:meta>
</office:document-meta>
</file>